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69pt"/>
    </style:style>
    <style:style style:name="co2" style:family="table-column">
      <style:table-column-properties fo:break-before="auto" style:column-width="175.2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cademyAwardNominee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Adriana Barraza 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Adrien Brody 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Al Pacino 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string" calcext:value-type="string">
            <text:p>Al Pacino 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string" calcext:value-type="string">
            <text:p>Al Pacino 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Alan Alda 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Alan Arkin 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Alan Arkin 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Albert Finney 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Alec Baldwin 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Alicia Vikander 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Amy Adams 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Amy Adams 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Amy Adams 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Amy Adams 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Amy Adams 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Amy Ryan 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Andy Garcia 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string" calcext:value-type="string">
            <text:p>Angela Bassett 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Angelina Jolie 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Angelina Jolie 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Anjelica Huston 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Anna Kendrick 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string" calcext:value-type="string">
            <text:p>Anna Paquin 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Anne Hathaway 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Anne Hathaway 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Annette Bening 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Annette Bening 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Annette Bening 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Annette Bening 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string" calcext:value-type="string">
            <text:p>Anthony Hopkins 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string" calcext:value-type="string">
            <text:p>Anthony Hopkins 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Anthony Hopkins 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Anthony Hopkins 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Armin Mueller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Barbara Hershey 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rkhad Abdi 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string" calcext:value-type="string">
            <text:p>Ben Kingsley 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Ben Kingsley 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Ben Kingsley 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Benedict Cumberbatch 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Benicio Del Toro 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Benicio Del Toro 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érénice Bejo 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string" calcext:value-type="string">
            <text:p>Bette Midler 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Bill Murray 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Billy Bob Thornton 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Billy Bob Thornton 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Brad Pitt 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Brad Pitt 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rad Pitt 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Bradley Cooper 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radley Cooper 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Bradley Cooper 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Brenda Blethyn 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Brenda Blethyn 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rie Larson 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Bruce Davison 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ruce Dern 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ryan Cranston 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Burt Reynolds 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Carey Mulligan 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Casey Affleck 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Catalina Sandino Moreno 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Cate Blanchett 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Cate Blanchett 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Cate Blanchett 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Cate Blanchett 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Cate Blanchett 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Cate Blanchett 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Cate Blanchett 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string" calcext:value-type="string">
            <text:p>Catherine Deneuve 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Catherine Keener 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Catherine Keener 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Catherine Zeta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Charlize Theron 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Charlize Theron 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Charlotte Rampling 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Chazz Palminteri 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Chiwetel Ejiofor 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Chloë Sevigny 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Chris Cooper 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Christian Bale 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Christian Bale 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Christian Bale 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Christoph Waltz 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Christoph Waltz 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Christopher Plummer 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Christopher Plummer 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Christopher Walken 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string" calcext:value-type="string">
            <text:p>Clint Eastwood 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Clint Eastwood 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Clive Owen 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Colin Firth 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Colin Firth 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Cuba Gooding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string" calcext:value-type="string">
            <text:p>Daniel Day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Daniel Day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Daniel Day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Daniel Day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string" calcext:value-type="string">
            <text:p>David Paymer 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David Strathairn 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string" calcext:value-type="string">
            <text:p>Debra Winger 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Demián Bichir 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string" calcext:value-type="string">
            <text:p>Denzel Washington 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Denzel Washington 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Denzel Washington 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Denzel Washington 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Diane Keaton 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Diane Keaton 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Diane Ladd 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string" calcext:value-type="string">
            <text:p>Diane Ladd 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Diane Lane 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Dianne Wiest 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Djimon Hounsou 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Djimon Hounsou 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Don Cheadle 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Dustin Hoffman 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Ed Harris 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Ed Harris 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Ed Harris 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Ed Harris 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Eddie Murphy 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Eddie Redmayne 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Eddie Redmayne 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Edward Norton 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Edward Norton 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Edward Norton 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Elisabeth Shue 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Ellen Burstyn 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Ellen Page 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Emily Watson 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Emily Watson 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Emma Stone 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string" calcext:value-type="string">
            <text:p>Emma Thompson 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string" calcext:value-type="string">
            <text:p>Emma Thompson 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string" calcext:value-type="string">
            <text:p>Emma Thompson 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Emma Thompson 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Emmanuelle Riva 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Ethan Hawke 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Ethan Hawke 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Felicity Huffman 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Felicity Jones 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Fernanda Montenegro 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Forest Whitaker 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Frances McDormand 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Frances McDormand 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Frances McDormand 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Frank Langella 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Gabourey Sidibe 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Gary Oldman 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Gary Sinise 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string" calcext:value-type="string">
            <text:p>Geena Davis 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string" calcext:value-type="string">
            <text:p>Gene Hackman 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Geoffrey Rush 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Geoffrey Rush 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Geoffrey Rush 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Geoffrey Rush 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George Clooney 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George Clooney 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George Clooney 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George Clooney 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Gerard Depardieu 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Glenn Close 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Gloria Stuart 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Graham Greene 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Greg Kinnear 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Gwyneth Paltrow 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Hailee Steinfeld 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Hal Holbrook 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Haley Joel Osment 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Halle Berry 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string" calcext:value-type="string">
            <text:p>Harvey Keitel 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Heath Ledger 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Heath Ledger 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Helen Hunt 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Helen Hunt 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Helen Mirren 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Helen Mirren 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Helen Mirren 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Helen Mirren 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Helena Bonham Carter 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Helena Bonham Carter 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Hilary Swank 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Hilary Swank 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string" calcext:value-type="string">
            <text:p>Holly Hunter 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string" calcext:value-type="string">
            <text:p>Holly Hunter 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Holly Hunter 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Hugh Jackman 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Ian McKellen 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Ian McKellen 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Imelda Staunton 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J.K. Simmons 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string" calcext:value-type="string">
            <text:p>Jack Nicholson 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Jack Nicholson 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Jack Nicholson 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string" calcext:value-type="string">
            <text:p>Jack Palance 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Jacki Weaver 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Jacki Weaver 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Jackie Earle Haley 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Jake Gyllenhaal 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James Coburn 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James Cromwell 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James Franco 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James Woods 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Jamie Foxx 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Jamie Foxx 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Janet McTeer 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Janet McTeer 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Jared Leto 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Javier Bardem 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Javier Bardem 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Javier Bardem 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string" calcext:value-type="string">
            <text:p>Jaye Davidson 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Jean Dujardin 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Jeff Bridges 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Jeff Bridges 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Jeff Bridges 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Jennifer Connelly 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Jennifer Hudson 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Jennifer Jason Leigh 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Jennifer Lawrence 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Jennifer Lawrence 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Jennifer Lawrence 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Jennifer Lawrence 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Jennifer Tilly 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Jeremy Irons 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Jeremy Renner 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Jeremy Renner 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Jesse Eisenberg 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Jessica Chastain 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Jessica Chastain 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Jessica Lange 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string" calcext:value-type="string">
            <text:p>Jessica Tandy 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Jim Broadbent 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Joan Allen 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Joan Allen 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Joan Allen 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Joan Cusack 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string" calcext:value-type="string">
            <text:p>Joan Plowright 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Joanne Woodward 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Joaquin Phoenix 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Joaquin Phoenix 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Joaquin Phoenix 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string" calcext:value-type="string">
            <text:p>Jodie Foster 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Jodie Foster 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Joe Pesci 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John C. Reilly 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John Hawkes 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string" calcext:value-type="string">
            <text:p>John Malkovich 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John Travolta 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Johnny Depp 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Johnny Depp 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Johnny Depp 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Jon Voight 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Jonah Hill 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Jonah Hill 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Josh Brolin 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Jude Law 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Jude Law 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Judi Dench 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Judi Dench 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Judi Dench 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Judi Dench 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Judi Dench 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Judi Dench 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Judi Dench 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string" calcext:value-type="string">
            <text:p>Judy Davis 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Julia Roberts 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Julia Roberts 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Julia Roberts 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Julianne Moore 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Julianne Moore 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Julianne Moore 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Julianne Moore 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Julianne Moore 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Julie Christie 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Julie Christie 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Julie Walters 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Juliette Binoche 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Juliette Binoche 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string" calcext:value-type="string">
            <text:p>Juliette Lewis 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June Squibb 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Kate Hudson 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string" calcext:value-type="string">
            <text:p>Kate Nelligan 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Kate Winslet 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Kate Winslet 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Kate Winslet 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Kate Winslet 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Kate Winslet 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Kate Winslet 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Kate Winslet 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Kathleen Quinlan 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Kathy Bates 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Kathy Bates 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Kathy Bates 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Keira Knightley 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Keira Knightley 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Keisha Castle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Ken Watanabe 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Kenneth Branagh 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Kevin Costner 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Kevin Spacey 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Kevin Spacey 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Kim Basinger 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Kristin Scott Thomas 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string" calcext:value-type="string">
            <text:p>Laura Dern 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Laura Dern 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Laura Linney 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Laura Linney 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Laura Linney 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Lauren Bacall 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string" calcext:value-type="string">
            <text:p>Laurence Fishburne 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string" calcext:value-type="string">
            <text:p>Leonardo DiCaprio 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Leonardo DiCaprio 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Leonardo DiCaprio 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Leonardo DiCaprio 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Leonardo DiCaprio 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string" calcext:value-type="string">
            <text:p>Liam Neeson 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Lorraine Bracco 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Lupita Nyong'o 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Lynn Redgrave 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Maggie Gyllenhaal 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Maggie Smith 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Marcia Gay Harden 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Marcia Gay Harden 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Mare Winningham 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Marianne Jean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Marion Cotillard 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Marion Cotillard 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string" calcext:value-type="string">
            <text:p>Marisa Tomei 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Marisa Tomei 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Marisa Tomei 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Mark Ruffalo 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Mark Ruffalo 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Mark Ruffalo 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Mark Rylance 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Mark Wahlberg 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Martin Landau 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Mary McDonnell 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string" calcext:value-type="string">
            <text:p>Mary McDonnell 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Massimo Troisi 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Matt Damon 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Matt Damon 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Matt Damon 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Matt Dillon 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Matthew McConaughey 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Max von Sydow 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Melissa Leo 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Melissa Leo 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Melissa McCarthy 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string" calcext:value-type="string">
            <text:p>Mercedes Ruehl 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Meryl Streep 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Meryl Streep 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Meryl Streep 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Meryl Streep 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Meryl Streep 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Meryl Streep 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Meryl Streep 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Meryl Streep 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Meryl Streep 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Meryl Streep 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Meryl Streep 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Michael Caine 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Michael Caine 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Michael Clarke Duncan 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Michael Fassbender 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Michael Fassbender 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Michael Keaton 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string" calcext:value-type="string">
            <text:p>Michael Lerner 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Michael Shannon 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string" calcext:value-type="string">
            <text:p>Michelle Pfeiffer 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Michelle Williams 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Michelle Williams 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Michelle Williams 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Mickey Rourke 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Minnie Driver 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Mira Sorvino 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string" calcext:value-type="string">
            <text:p>Miranda Richardson 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Miranda Richardson 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Mo'Nique 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Morgan Freeman 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Morgan Freeman 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Morgan Freeman 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Naomi Watts 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Naomi Watts 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Natalie Portman 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Natalie Portman 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string" calcext:value-type="string">
            <text:p>Nick Nolte 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Nick Nolte 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Nick Nolte 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Nicolas Cage 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Nicolas Cage 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Nicole Kidman 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Nicole Kidman 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Nicole Kidman 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Nigel Hawthorne 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Octavia Spencer 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Patricia Arquette 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Patricia Clarkson 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Paul Giamatti 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Paul Newman 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Paul Newman 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Paul Scofield 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Penélope Cruz 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Penélope Cruz 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enélope Cruz 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string" calcext:value-type="string">
            <text:p>Pete Postlethwaite 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Peter Fonda 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Peter O'Toole 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Philip Seymour Hoffman 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Philip Seymour Hoffman 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Philip Seymour Hoffman 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Philip Seymour Hoffman 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Queen Latifah 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Quvenzhané Wallis 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Rachel Griffiths 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Rachel McAdams 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Rachel Weisz 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string" calcext:value-type="string">
            <text:p>Ralph Fiennes 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Ralph Fiennes 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Reese Witherspoon 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Reese Witherspoon 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Renée Zellweger 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Renée Zellweger 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Renée Zellweger 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Richard Dreyfuss 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Richard Farnsworth 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Richard Harris 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Richard Jenkins 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Rinko Kikuchi 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Robert De Niro 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string" calcext:value-type="string">
            <text:p>Robert De Niro 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Robert De Niro 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string" calcext:value-type="string">
            <text:p>Robert Downey Jr. 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Robert Downey Jr. 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Robert Duvall 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Robert Duvall 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Robert Duvall 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Robert Forster 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Roberto Benigni 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string" calcext:value-type="string">
            <text:p>Robin Williams 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Robin Williams 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Rooney Mara 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Rooney Mara 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Rosamund Pike 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Rosemary Harris 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string" calcext:value-type="string">
            <text:p>Rosie Perez 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Ruby Dee 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Russell Crowe 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Russell Crowe 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Russell Crowe 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Ryan Gosling 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Sally Field 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Sally Hawkins 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Salma Hayek 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Samantha Morton 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Samantha Morton 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Samuel L. Jackson 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Sandra Bullock 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Sandra Bullock 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Saoirse Ronan 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aoirse Ronan 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Sean Penn 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Sean Penn 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Sean Penn 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Sean Penn 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Sean Penn 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Sharon Stone 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Shohreh Aghdashloo 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Sissy Spacek 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Sophie Okonedo 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Stanley Tucci 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string" calcext:value-type="string">
            <text:p>Stephen Rea 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Steve Carell 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string" calcext:value-type="string">
            <text:p>Stockard Channing 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string" calcext:value-type="string">
            <text:p>Susan Sarandon 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string" calcext:value-type="string">
            <text:p>Susan Sarandon 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Susan Sarandon 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Susan Sarandon 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ylvester Stallone 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Taraji P. Henson 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Terrence Howard 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Thomas Haden Church 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Tilda Swinton 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Tim Robbins 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Tim Roth 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Tom Cruise 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Tom Cruise 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string" calcext:value-type="string">
            <text:p>Tom Hanks 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Tom Hanks 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Tom Hanks 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Tom Hanks 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Tom Hardy 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Tom Wilkinson 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Tom Wilkinson 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string" calcext:value-type="string">
            <text:p>Tommy Lee Jones 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string" calcext:value-type="string">
            <text:p>Tommy Lee Jones 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Tommy Lee Jones 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Tommy Lee Jones 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Toni Collette 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Uma Thurman 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string" calcext:value-type="string">
            <text:p>Vanessa Redgrave 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Vera Farmiga 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Viggo Mortensen 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Viola Davis 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Viola Davis 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Virginia Madsen 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string" calcext:value-type="string">
            <text:p>Warren Beatty 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Whoopi Goldberg 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Will Smith 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Will Smith 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Willem Dafoe 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William H. Macy 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William Hurt 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string" calcext:value-type="string">
            <text:p>Winona Ryder 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Winona Ryder 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Woody Harrelson 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Woody Harrelson </text:p>
          </table:table-cell>
        </table:table-row>
      </table:table>
      <table:named-expressions/>
      <table:database-ranges>
        <table:database-range table:name="__Anonymous_Sheet_DB__0" table:target-range-address="academyAwardNominees.A1:academyAwardNominees.B544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04T11:18:04.911304416</dc:date>
    <meta:editing-duration>PT10M56S</meta:editing-duration>
    <meta:editing-cycles>3</meta:editing-cycles>
    <meta:generator>LibreOffice/5.1.4.2$Linux_X86_64 LibreOffice_project/10m0$Build-2</meta:generator>
    <meta:document-statistic meta:table-count="1" meta:cell-count="1038" meta:object-count="0"/>
  </office:meta>
</office:document-meta>
</file>